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146e7d" officeooo:paragraph-rsid="00146e7d"/>
    </style:style>
    <style:style style:name="P4" style:family="paragraph" style:parent-style-name="Normal">
      <style:text-properties officeooo:paragraph-rsid="001667c7"/>
    </style:style>
    <style:style style:name="P5" style:family="paragraph" style:parent-style-name="Normal">
      <style:text-properties officeooo:rsid="001861f6" officeooo:paragraph-rsid="001861f6"/>
    </style:style>
    <style:style style:name="P6" style:family="paragraph" style:parent-style-name="Normal">
      <style:text-properties officeooo:paragraph-rsid="00196546"/>
    </style:style>
    <style:style style:name="P7" style:family="paragraph" style:parent-style-name="Normal">
      <style:text-properties officeooo:rsid="001a7443" officeooo:paragraph-rsid="001a7443"/>
    </style:style>
    <style:style style:name="P8" style:family="paragraph" style:parent-style-name="Normal">
      <style:text-properties officeooo:paragraph-rsid="001a7443"/>
    </style:style>
    <style:style style:name="P9" style:family="paragraph" style:parent-style-name="Normal">
      <style:text-properties officeooo:rsid="001cfe00" officeooo:paragraph-rsid="001cfe00"/>
    </style:style>
    <style:style style:name="P10" style:family="paragraph" style:parent-style-name="Normal">
      <style:paragraph-properties fo:break-before="page"/>
      <style:text-properties officeooo:rsid="001861f6" officeooo:paragraph-rsid="001861f6"/>
    </style:style>
    <style:style style:name="P11" style:family="paragraph" style:parent-style-name="Subtitle">
      <style:text-properties officeooo:rsid="0012f7ed" officeooo:paragraph-rsid="0012f7ed"/>
    </style:style>
    <style:style style:name="T1" style:family="text">
      <style:text-properties officeooo:rsid="0012f7ed"/>
    </style:style>
    <style:style style:name="T2" style:family="text">
      <style:text-properties officeooo:rsid="001377b3"/>
    </style:style>
    <style:style style:name="T3" style:family="text">
      <style:text-properties officeooo:rsid="00146e7d"/>
    </style:style>
    <style:style style:name="T4" style:family="text">
      <style:text-properties officeooo:rsid="001667c7"/>
    </style:style>
    <style:style style:name="T5" style:family="text">
      <style:text-properties officeooo:rsid="00170d99"/>
    </style:style>
    <style:style style:name="T6" style:family="text">
      <style:text-properties officeooo:rsid="001861f6"/>
    </style:style>
    <style:style style:name="T7" style:family="text">
      <style:text-properties officeooo:rsid="00196546"/>
    </style:style>
    <style:style style:name="T8" style:family="text">
      <style:text-properties officeooo:rsid="001a7443"/>
    </style:style>
    <style:style style:name="T9" style:family="text">
      <style:text-properties style:text-position="super 58%" officeooo:rsid="001a7443"/>
    </style:style>
    <style:style style:name="T10" style:family="text">
      <style:text-properties officeooo:rsid="001c26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1<text:span text:style-name="T1">3</text:span></text:p>
      <text:p text:style-name="P11">PSG Sound</text:p>
      <text:p text:style-name="Normal">[Title slide]</text:p>
      <text:p text:style-name="Normal">Hi there! This is Matt Heffernan. Welcome back to my channel. This is the <text:span text:style-name="T3">thirteenth</text:span>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ext:span text:style-name="T1">so far learning some basics of display control and graphics with the VERA display adapter</text:span>. In this episode, we are going to <text:span text:style-name="T1">explore the programmable sound generator, or PSG, that is also part of VERA. </text:span><text:span text:style-name="T2">You can use it to render sound by writing data to VERA’s so-called Video RAM just like you would to display text or create graphics.</text:span></text:p>
      <text:p text:style-name="P3">The PSG was added to the VERA as a substitute for the old SID chip that came with the Commodore 64 and had similar capabilities. However, they do not work the same, and the VRAM interface is very different from any sound hardware ever. In this lesson we will see how to control the PSG channels to create music, sound effects, or whatever weird in-between thing you want to hear.</text:p>
      <text:p text:style-name="P3">[Cut to slide 2 – VRAM map]</text:p>
      <text:p text:style-name="P4"><text:span text:style-name="T4">Let’s take a look at the VERA VRAM map. The green part is the actual video RAM that you can use how you want, and you can see here the darker green parts that the X16 is using by default on startup. In earlier videos, we have also written to the Palette, which you can see is separated from the rest of the video RAM and colored orange. In between is the VRAM address space of the PSG registers. These have been mapped to VRAM because, as you can see here, these registers take up 64 bytes and the VERA just doesn’t have </text:span><text:span text:style-name="T5">the capacity</text:span><text:span text:style-name="T4"> to map that to the CPU I/O RAM like it does for the other registers we’ve used to configure the display. </text:span><text:span text:style-name="T6">So everything we do with the PSG is going to require writing to VRAM, and by default all the channels are turned off and don’t have valid settings until you write to them the first time.</text:span></text:p>
      <text:p text:style-name="P5"/>
      <text:p text:style-name="P10">[Cut to slide 3 – PSG registers]</text:p>
      <text:p text:style-name="P6"><text:span text:style-name="T7">As there are 16 PSG channels and 64 bytes in the PSG VRAM segment, that means there are 4 bytes of VRAM dedicated to each PSG channel. Each byte is effectively a register, with the first two for each channel for setting the frequency of the wave you want to output. This is, of course, a little-endian value, with the low byte of the value followed by the high byte. Taken together, this 16-bit value is not simply a Hertz value. Instead, it is a scale based on the PSG’s 48.8kHz sample rate, </text:span><text:span text:style-name="T8">so the value you write needs to be the frequency multiplied by 2 to the 17</text:span><text:span text:style-name="T9">th</text:span><text:span text:style-name="T8"> power and then divided by the sample rate. This means Middle C, which is about 261.6 Hz, can be specified by writing 702 across these registers. That’s as close as you can get, as this calculation makes your step size about 0.373 Hz. The PSG doesn’t have perfect pitch, but it gets you close enough for any note of musical value.</text:span></text:p>
      <text:p text:style-name="P7">The next register in the third byte lets you specify which speakers to output the wave and the volume. That’s right, the PSG has stereo output, and the top two bits enable output to the right and left speakers. The lower 6 bytes are for the volume, with zero turning off the channel and 63 turning it up to the loudest level.</text:p>
      <text:p text:style-name="P7">Finally, the fourth byte is the waveform shape register, with the upper two bits specifying which type of waveform it’s going to be. If you specify zero for a square pulse wave, you can also use the lower 6 bits to specify a pulse width. A value of 63 gets you an even 50% duty cycle, and going down to zero gets you the smallest possible pulse width.</text:p>
      <text:p text:style-name="P8"><text:span text:style-name="T8">If you specify 1 in the upper two bits, that will be a sawtooth wave, 2 gets you a triangle wave, and setting both bits for a 3 gets you noise rather than a geometirc wave. The pulse width is ignored for these other three waveforms, so it doesn’t matter how you set the lower 6 bits if either of the upper 2 bits are set.</text:span></text:p>
      <text:p text:style-name="P8"><text:span text:style-name="T8">Each channel’s 4 registers come right after the last </text:span><text:span text:style-name="T10">channel’s</text:span><text:span text:style-name="T8">, filling up the 64-byte VRAM segment. You can read these registers, too, but be aware that they will contain random values at startup and the PSG will ignore them until you actually write to them. </text:span><text:span text:style-name="T10">After that, you will be able to read the values that you wrote earlier.</text:span></text:p>
      <text:p text:style-name="P9">[Cut to slide 4 – waveforms]</text:p>
      <text:p text:style-name="P9"/>
      <text:p text:style-name="P1"/>
      <text:p text:style-name="Normal"/>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24T01:50:51.827413557</dc:date>
    <meta:editing-cycles>141</meta:editing-cycles>
    <meta:editing-duration>PT13H50M12S</meta:editing-duration>
    <meta:document-statistic meta:table-count="0" meta:image-count="0" meta:object-count="0" meta:page-count="4" meta:paragraph-count="18" meta:word-count="1013" meta:character-count="5428" meta:non-whitespace-character-count="4430"/>
    <meta:template xlink:type="simple" xlink:actuate="onRequest" xlink:title="" xlink:href="../../Lesson12/Lesson12_script.odt/Normal.dotm"/>
  </office:meta>
</office:document-meta>
</file>